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303"/>
    </style:style>
    <style:style style:name="P2" style:family="paragraph" style:parent-style-name="Standard">
      <style:text-properties officeooo:rsid="000b14d9" officeooo:paragraph-rsid="001a19c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19c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a19cf" style:font-size-asian="10pt"/>
    </style:style>
    <style:style style:name="P5" style:family="paragraph" style:parent-style-name="Standard">
      <style:text-properties fo:color="#000000" style:font-name="Monospace" fo:font-size="10pt" officeooo:rsid="000b14d9" officeooo:paragraph-rsid="001a19cf" style:font-size-asian="10pt"/>
    </style:style>
    <style:style style:name="P6" style:family="paragraph" style:parent-style-name="Standard">
      <style:text-properties officeooo:paragraph-rsid="001ab5f6"/>
    </style:style>
    <style:style style:name="P7" style:family="paragraph" style:parent-style-name="Standard">
      <style:text-properties officeooo:paragraph-rsid="001a19cf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a19cf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1a19cf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1d6dd0"/>
    </style:style>
    <style:style style:name="T5" style:family="text">
      <style:text-properties officeooo:rsid="001a997f"/>
    </style:style>
    <style:style style:name="T6" style:family="text">
      <style:text-properties officeooo:rsid="001d4b73"/>
    </style:style>
    <style:style style:name="T7" style:family="text">
      <style:text-properties officeooo:rsid="001bb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# System Test UnstableSepticShock //<text:span text:style-name="T6">Alexander Helm</text:span></text:p>
      <text:p text:style-name="P6">1. <text:s/>Start the application</text:p>
      <text:p text:style-name="P6">2. <text:s/>Type the server location: “localhost:8080” when the “Enter server location: ”dialog pops up</text:p>
      <text:p text:style-name="P6">3. <text:s/>Type the username “admin” when the “Enter username” dialog pops up</text:p>
      <text:p text:style-name="P6">4. <text:s/>Type the password “Admin123” when the “Enter password” dialog pops up</text:p>
      <text:p text:style-name="P6">5. Type the number of reports: “1” <text:s/>when the “Enter number of reports” dialog pops up</text:p>
      <text:p text:style-name="P6">6. <text:s/>Type the patientID “1000<text:span text:style-name="T7">GW</text:span>” when the “Enter patientID” dialog pops up</text:p>
      <text:p text:style-name="P6"/>
      <text:p text:style-name="P6">The app should now display the message dialog:” Patient 1000<text:span text:style-name="T7">GW</text:span> exists“.</text:p>
      <text:p text:style-name="P6"/>
      <text:p text:style-name="P6">7. Type “N” when prompted for information related to whether or not the patient is pregnant.</text:p>
      <text:p text:style-name="P6">8. Type “N” when prompted for information related to the need for vasopressor support.</text:p>
      <text:p text:style-name="P6"><text:span text:style-name="T4">9.</text:span> Type “<text:span text:style-name="T5">N</text:span>” when prompted for information related to whether or not the patient is inpatient.</text:p>
      <text:p text:style-name="P6">1<text:span text:style-name="T4">0.</text:span> Type “Y” when prompted for information related to whether or not the patient is responsive.</text:p>
      <text:p text:style-name="P6">1<text:span text:style-name="T4">1</text:span>. <text:s/>Type “<text:span text:style-name="T5">Y</text:span>” when prompted for information related to whether or not the patient has cardiac arrhythmia.</text:p>
      <text:p text:style-name="P6">1<text:span text:style-name="T4">2</text:span>. Type “N” when prompted for information related to whether or not the patient has a decline in baseline mental status.</text:p>
      <text:p text:style-name="P6">1<text:span text:style-name="T4">3</text:span>. Type “N” when prompted for information related to whether or not the patient has an infected skin wound.</text:p>
      <text:p text:style-name="P6">1<text:span text:style-name="T4">4</text:span>. Type “N” when prompted for information related to whether or not the patient has an infected invasive device.</text:p>
      <text:p text:style-name="P6">1<text:span text:style-name="T4">5</text:span>. <text:s/>Type “<text:span text:style-name="T5">N</text:span>” when prompted for information related to whether or not the patient has an infected recent surgical procedure.</text:p>
      <text:p text:style-name="P6">1<text:span text:style-name="T4">6</text:span>. <text:s/>Type “Y” when prompted for information related to whether or not the patient is immunocompromised.</text:p>
      <text:p text:style-name="P6">1<text:span text:style-name="T4">7</text:span>. Type “<text:span text:style-name="T5">400</text:span>” when prompted for the patient’s baseline respiratory PaOxy/FaOxy.</text:p>
      <text:p text:style-name="P6"><text:span text:style-name="T4">18</text:span>. Type “50” when prompted for the patient’s current respiratory PaOxy/FaOxy.</text:p>
      <text:p text:style-name="P6"><text:span text:style-name="T4">19</text:span>. <text:s/>Type “<text:span text:style-name="T5">3</text:span> when prompted for the patient’s baseline use of dopamine.</text:p>
      <text:p text:style-name="P6"><text:span text:style-name="T4">20</text:span>. <text:s/>Type “<text:span text:style-name="T5">17</text:span>” when prompted for the patient’s current use of dopamine.</text:p>
      <text:p text:style-name="P6">2<text:span text:style-name="T4">1</text:span>. Type “N” when prompted for information related to whether or not the patient had used any dobutamine yesterday.</text:p>
      <text:p text:style-name="P6">2<text:span text:style-name="T4">2</text:span>. Type “N” when prompted for information related to whether or not the patient had used any dobutamine recently.</text:p>
      <text:p text:style-name="P6"><text:span text:style-name="T4">23</text:span>. Type “<text:span text:style-name="T5">0</text:span>” when prompted for the patient’s baseline use of epinephrine.</text:p>
      <text:p text:style-name="P6"><text:span text:style-name="T4">24</text:span>. Type “.<text:span text:style-name="T5">7</text:span>” when prompted for the patient’s current use of epinephrine.</text:p>
      <text:p text:style-name="P6"><text:span text:style-name="T4">25</text:span>. Type “<text:span text:style-name="T5">0</text:span>” when prompted for the patient’s baseline use of norepinephrine.</text:p>
      <text:p text:style-name="P6"><text:span text:style-name="T4">26</text:span>. Type “.<text:span text:style-name="T5">7</text:span>” when prompted for the patient’s current use of norepinephrine.</text:p>
      <text:p text:style-name="P6"><text:span text:style-name="T4">27</text:span>. Type “<text:span text:style-name="T5">15</text:span>” when prompted for the patient’s baseline Glasgow coma scale.</text:p>
      <text:p text:style-name="P6"><text:span text:style-name="T4">28</text:span>. Type “<text:span text:style-name="T5">6</text:span>” when prompted for the patient’s current Glasgow coma scale.</text:p>
      <text:p text:style-name="P1"/>
      <text:p text:style-name="P1"/>
      <text:p text:style-name="P1"/>
      <text:p text:style-name="P2">After running the program, the console should display the information, follow this format. </text:p>
      <text:p text:style-name="P2"/>
      <text:p text:style-name="P7"><text:span text:style-name="T2"><text:s text:c="2"/></text:span><text:span text:style-name="T1"><text:s text:c="2"/>Time Reported: 2020-11-18T15:10:17.097</text:span></text:p>
      <text:p text:style-name="P10"><text:span text:style-name="T1"><text:s text:c="2"/>PatientID: 1000GW</text:span></text:p>
      <text:p text:style-name="P10"><text:span text:style-name="T1"><text:s text:c="2"/>Patient Name: Helm Alexander</text:span></text:p>
      <text:p text:style-name="P10"><text:span text:style-name="T1"><text:s text:c="2"/>Age: 27 years 3 months 15 days</text:span></text:p>
      <text:p text:style-name="P10"><text:soft-page-break/><text:span text:style-name="T1"><text:s text:c="2"/>Location: Amani Hospital</text:span></text:p>
      <text:p text:style-name="P10"><text:span text:style-name="T1"><text:s text:c="2"/>Body Temperature: 40.0 (C)</text:span></text:p>
      <text:p text:style-name="P10"><text:span text:style-name="T1"><text:s text:c="2"/>Heart Rate: 120.0 (bpm)</text:span></text:p>
      <text:p text:style-name="P10"><text:span text:style-name="T1"><text:s text:c="2"/>Respiratory Rate: 29.0 (bpm)</text:span></text:p>
      <text:p text:style-name="P10"><text:span text:style-name="T1">SEPTIC_SHOCK</text:span></text:p>
      <text:p text:style-name="P10"><text:span text:style-name="T1">2020-11-18T15:10:23.256: Cardiac arrhythmia: Yes</text:span></text:p>
      <text:p text:style-name="P10"><text:span text:style-name="T1">2020-11-18T12:06:07: Creatinine in blood (mg/dL): 56.0</text:span></text:p>
      <text:p text:style-name="P10"><text:span text:style-name="T1">2020-11-18T15:10:24.281: Decline in baseline mental status: No</text:span></text:p>
      <text:p text:style-name="P10"><text:span text:style-name="T1">2020-11-18T12:06:07: Coagulation Platelets: 23.0</text:span></text:p>
      <text:p text:style-name="P10"><text:span text:style-name="T1">2020-11-18T12:05:40: Heart rate: 120.0</text:span></text:p>
      <text:p text:style-name="P10"><text:span text:style-name="T1">2020-11-18T15:10:37.726: Current Epinephrine: 0.7</text:span></text:p>
      <text:p text:style-name="P10"><text:span text:style-name="T1">2020-11-18T15:10:26.486: Infection Invasive Device: No</text:span></text:p>
      <text:p text:style-name="P10"><text:span text:style-name="T1">2020-11-18T15:10:34.257: Using Any Doputamine Currently: No</text:span></text:p>
      <text:p text:style-name="P10"><text:span text:style-name="T1">2020-11-18T15:10:22.411: Is responsive: Yes</text:span></text:p>
      <text:p text:style-name="P10"><text:span text:style-name="T1">2020-11-18T15:10:20.620: Need For Vasopressor Support: No</text:span></text:p>
      <text:p text:style-name="P10"><text:span text:style-name="T1">2020-11-18T15:10:27.426: Infection Recent Surgical Procedure: No</text:span></text:p>
      <text:p text:style-name="P10"><text:span text:style-name="T1">2020-11-18T15:10:39.513: Current Norepinephrine: 0.7</text:span></text:p>
      <text:p text:style-name="P10"><text:span text:style-name="T1">2020-11-18T12:05:40: Respiratory rate: 29.0</text:span></text:p>
      <text:p text:style-name="P10"><text:span text:style-name="T1">2020-11-18T12:06:07: WBCCount: 2.0</text:span></text:p>
      <text:p text:style-name="P10"><text:span text:style-name="T1">2020-11-18T12:05:40: Systolic blood pressure: 51.0</text:span></text:p>
      <text:p text:style-name="P10"><text:span text:style-name="T1">2020-11-18T12:05:40: Diastolic blood pressure: 50.0</text:span></text:p>
      <text:p text:style-name="P10"><text:span text:style-name="T1">2020-11-18T12:06:07: Liver Bilirubin: 4.0</text:span></text:p>
      <text:p text:style-name="P10"><text:span text:style-name="T1">2020-11-18T15:10:21.469: Is Inpatient Status: No</text:span></text:p>
      <text:p text:style-name="P10"><text:span text:style-name="T1">2020-11-18T15:10:32.436: Current Dopamine: 17.0</text:span></text:p>
      <text:p text:style-name="P10"><text:span text:style-name="T1">2020-11-18T12:05:40: Temperature: 40.0</text:span></text:p>
      <text:p text:style-name="P10"><text:span text:style-name="T1">2020-11-18T15:10:19.657: Is Pregnant: No</text:span></text:p>
      <text:p text:style-name="P10"><text:span text:style-name="T1">2020-11-18T15:10:30.285: Current Respiratory PaOxy/FiOxy: 50.0</text:span></text:p>
      <text:p text:style-name="P10"><text:span text:style-name="T1">2020-11-18T15:10:28.296: is Immunocompromised: Yes</text:span></text:p>
      <text:p text:style-name="P10"><text:span text:style-name="T1">2020-11-18T15:10:45.333: Current Glasgow Coma Scale: 6.0</text:span></text:p>
      <text:p text:style-name="P10"><text:span text:style-name="T1">2020-11-18T15:10:25.524: Infection Skin Wound: No</text:span></text:p>
      <text:p text:style-name="P10"><text:span text:style-name="T1">2020-11-18T15:10:33.383: Using Any Doputamine Baseline: No</text:span></text:p>
      <text:p text:style-name="P10"><text:span text:style-name="T1">2020-11-18T15:10:44.446: Baseline Glasgow Coma Scale: 15.0</text:span></text:p>
      <text:p text:style-name="P10"><text:span text:style-name="T1">2020-11-18T15:10:36.918: Baseline Epinephrine: 0.0</text:span></text:p>
      <text:p text:style-name="P10"><text:span text:style-name="T1">2020-11-18T15:10:29.510: Baseline Respiratory PaOxy/FiOxy: 400.0</text:span></text:p>
      <text:p text:style-name="P10"><text:span text:style-name="T1">2020-11-18T15:10:30.974: Baseline Dopamine: 3.0</text:span></text:p>
      <text:p text:style-name="P5">2020-11-18T15:10:38.621: Baseline Norepinephrine: 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3:10.649334452</meta:creation-date>
    <dc:date>2020-11-18T15:11:07.391636016</dc:date>
    <meta:editing-duration>PT5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608" meta:character-count="4457" meta:non-whitespace-character-count="3890"/>
  </office:meta>
</office:document-meta>
</file>